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2-12" calcext:value-type="date">
            <text:p>12. Februar 2021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UCCESS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.00.0000</text:date>, <text:time style:data-style-name="N2" text:time-value="22:45:43.668560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2-12T23:27:09.705930760</dc:date>
    <meta:editing-duration>P1DT2H11M27S</meta:editing-duration>
    <meta:editing-cycles>178</meta:editing-cycles>
    <meta:generator>LibreOffice/7.0.4.2$Linux_X86_64 LibreOffice_project/00$Build-2</meta:generator>
    <dc:creator>Mikis Hofer</dc:creator>
    <meta:document-statistic meta:table-count="1" meta:cell-count="83" meta:object-count="8"/>
  </office:meta>
</office:document-meta>
</file>